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7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368cm"/>
    </style:style>
    <style:style style:name="co10" style:family="table-column">
      <style:table-column-properties fo:break-before="auto" style:column-width="4.538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fo:border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fo:border="none"/>
    </style:style>
    <style:style style:name="ce10" style:family="table-cell" style:parent-style-name="Default" style:data-style-name="N120">
      <style:table-cell-properties fo:background-color="#b4c7dc"/>
    </style:style>
    <style:style style:name="ce12" style:family="table-cell" style:parent-style-name="Default" style:data-style-name="N0">
      <style:table-cell-properties fo:background-color="#b4c7dc" fo:border="none"/>
    </style:style>
    <style:style style:name="ce16" style:family="table-cell" style:parent-style-name="Default" style:data-style-name="N123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fo:background-color="#b4c7dc"/>
    </style:style>
    <style:style style:name="ce18" style:family="table-cell" style:parent-style-name="Default" style:data-style-name="N123">
      <style:table-cell-properties fo:background-color="#b4c7dc" fo:border="none"/>
    </style:style>
    <style:style style:name="ce23" style:family="table-cell" style:parent-style-name="Default" style:data-style-name="N123">
      <style:table-cell-properties fo:background-color="#ff4000"/>
    </style:style>
    <style:style style:name="ce24" style:family="table-cell" style:parent-style-name="Default" style:data-style-name="N12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.170212765957447</text:p>
          </table:table-cell>
          <table:table-cell table:style-name="ce35" office:value-type="float" office:value="0.103896103896104" calcext:value-type="float">
            <text:p>0.103896103896104</text:p>
          </table:table-cell>
          <table:table-cell table:style-name="ce35" office:value-type="float" office:value="0.12903" calcext:value-type="float">
            <text:p>0.129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.333333333333333</text:p>
          </table:table-cell>
          <table:table-cell table:style-name="ce35" office:value-type="float" office:value="0.9" calcext:value-type="float">
            <text:p>0.9</text:p>
          </table:table-cell>
          <table:table-cell table:style-name="ce35" office:value-type="float" office:value="0.48649" calcext:value-type="float">
            <text:p>0.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.408805031446541</text:p>
          </table:table-cell>
          <table:table-cell table:style-name="ce35" office:value-type="float" office:value="0.643564356435644" calcext:value-type="float">
            <text:p>0.643564356435644</text:p>
          </table:table-cell>
          <table:table-cell table:style-name="ce35" office:value-type="float" office:value="0.5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.10062893081761</text:p>
          </table:table-cell>
          <table:table-cell table:style-name="ce35" office:value-type="float" office:value="0.0788177339901478" calcext:value-type="float">
            <text:p>0.0788177339901478</text:p>
          </table:table-cell>
          <table:table-cell table:style-name="ce35" office:value-type="float" office:value="0.0883977900552486" calcext:value-type="float">
            <text:p>0.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.392405063291139</text:p>
          </table:table-cell>
          <table:table-cell table:style-name="ce35" office:value-type="float" office:value="0.0375030244374546" calcext:value-type="float">
            <text:p>0.0375030244374546</text:p>
          </table:table-cell>
          <table:table-cell table:style-name="ce35" office:value-type="float" office:value="0.0684628975265018" calcext:value-type="float">
            <text:p>0.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.415254237288136</text:p>
          </table:table-cell>
          <table:table-cell table:style-name="ce35" office:value-type="float" office:value="0.765625" calcext:value-type="float">
            <text:p>0.765625</text:p>
          </table:table-cell>
          <table:table-cell table:style-name="ce35" office:value-type="float" office:value="0.53846" calcext:value-type="float">
            <text:p>0.538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.451652386780906</text:p>
          </table:table-cell>
          <table:table-cell table:style-name="ce35" office:value-type="float" office:value="0.367164179104478" calcext:value-type="float">
            <text:p>0.367164179104478</text:p>
          </table:table-cell>
          <table:table-cell table:style-name="ce35" office:value-type="float" office:value="0.40505" calcext:value-type="float">
            <text:p>0.405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.56969696969697</text:p>
          </table:table-cell>
          <table:table-cell table:style-name="ce35" office:value-type="float" office:value="0.92156862745098" calcext:value-type="float">
            <text:p>0.92156862745098</text:p>
          </table:table-cell>
          <table:table-cell table:style-name="ce35" office:value-type="float" office:value="0.70412" calcext:value-type="float">
            <text:p>0.7041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.0208333333333333</text:p>
          </table:table-cell>
          <table:table-cell table:style-name="ce35" office:value-type="float" office:value="0.00961538461538462" calcext:value-type="float">
            <text:p>0.00961538461538462</text:p>
          </table:table-cell>
          <table:table-cell table:style-name="ce35" office:value-type="float" office:value="0.01316" calcext:value-type="float">
            <text:p>0.0131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.241648106904232</text:p>
          </table:table-cell>
          <table:table-cell table:style-name="ce35" office:value-type="float" office:value="0.62" calcext:value-type="float">
            <text:p>0.62</text:p>
          </table:table-cell>
          <table:table-cell table:style-name="ce35" office:value-type="float" office:value="0.34775641025641" calcext:value-type="float">
            <text:p>0.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.301075268817204</text:p>
          </table:table-cell>
          <table:table-cell table:style-name="ce35" office:value-type="float" office:value="0.337349397590361" calcext:value-type="float">
            <text:p>0.337349397590361</text:p>
          </table:table-cell>
          <table:table-cell table:style-name="ce35" office:value-type="float" office:value="0.31818" calcext:value-type="float">
            <text:p>0.318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.3125</text:p>
          </table:table-cell>
          <table:table-cell table:style-name="ce35" office:value-type="float" office:value="0.714285714285714" calcext:value-type="float">
            <text:p>0.714285714285714</text:p>
          </table:table-cell>
          <table:table-cell table:style-name="ce35" office:value-type="float" office:value="0.434782608695652" calcext:value-type="float">
            <text:p>0.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.464840182648402</text:p>
          </table:table-cell>
          <table:table-cell table:style-name="ce35" office:value-type="float" office:value="0.477038425492034" calcext:value-type="float">
            <text:p>0.477038425492034</text:p>
          </table:table-cell>
          <table:table-cell table:style-name="ce35" office:value-type="float" office:value="0.47086" calcext:value-type="float">
            <text:p>0.470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.183246073298429</text:p>
          </table:table-cell>
          <table:table-cell table:style-name="ce35" office:value-type="float" office:value="0.972222222222222" calcext:value-type="float">
            <text:p>0.972222222222222</text:p>
          </table:table-cell>
          <table:table-cell table:style-name="ce35" office:value-type="float" office:value="0.30837" calcext:value-type="float">
            <text:p>0.3083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.0898321816386969</text:p>
          </table:table-cell>
          <table:table-cell table:style-name="ce35" office:value-type="float" office:value="0.741847826086957" calcext:value-type="float">
            <text:p>0.741847826086957</text:p>
          </table:table-cell>
          <table:table-cell table:style-name="ce35" office:value-type="float" office:value="0.16026" calcext:value-type="float">
            <text:p>0.160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.0725274725274725</text:p>
          </table:table-cell>
          <table:table-cell table:style-name="ce35" office:value-type="float" office:value="0.868421052631579" calcext:value-type="float">
            <text:p>0.868421052631579</text:p>
          </table:table-cell>
          <table:table-cell table:style-name="ce35" office:value-type="float" office:value="0.133874239350913" calcext:value-type="float">
            <text:p>0.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.423728813559322</text:p>
          </table:table-cell>
          <table:table-cell table:style-name="ce35" office:value-type="float" office:value="0.0422297297297297" calcext:value-type="float">
            <text:p>0.0422297297297297</text:p>
          </table:table-cell>
          <table:table-cell table:style-name="ce35" office:value-type="float" office:value="0.0768" calcext:value-type="float">
            <text:p>0.07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.326086956521739</text:p>
          </table:table-cell>
          <table:table-cell table:style-name="ce35" office:value-type="float" office:value="0.0879765395894428" calcext:value-type="float">
            <text:p>0.0879765395894428</text:p>
          </table:table-cell>
          <table:table-cell table:style-name="ce35" office:value-type="float" office:value="0.13857" calcext:value-type="float">
            <text:p>0.138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.391304347826087</text:p>
          </table:table-cell>
          <table:table-cell table:style-name="ce35" office:value-type="float" office:value="0.545454545454545" calcext:value-type="float">
            <text:p>0.545454545454545</text:p>
          </table:table-cell>
          <table:table-cell table:style-name="ce35" office:value-type="float" office:value="0.4557" calcext:value-type="float">
            <text:p>0.45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.405405405405405</text:p>
          </table:table-cell>
          <table:table-cell table:style-name="ce35" office:value-type="float" office:value="0.185185185185185" calcext:value-type="float">
            <text:p>0.185185185185185</text:p>
          </table:table-cell>
          <table:table-cell table:style-name="ce35" office:value-type="float" office:value="0.254237288135593" calcext:value-type="float">
            <text:p>0.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.406779661016949</text:p>
          </table:table-cell>
          <table:table-cell table:style-name="ce35" office:value-type="float" office:value="0.0974289580514208" calcext:value-type="float">
            <text:p>0.0974289580514208</text:p>
          </table:table-cell>
          <table:table-cell table:style-name="ce35" office:value-type="float" office:value="0.157205240174673" calcext:value-type="float">
            <text:p>0.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.506329113924051</text:p>
          </table:table-cell>
          <table:table-cell table:style-name="ce35" office:value-type="float" office:value="0.571428571428571" calcext:value-type="float">
            <text:p>0.571428571428571</text:p>
          </table:table-cell>
          <table:table-cell table:style-name="ce35" office:value-type="float" office:value="0.536912751677852" calcext:value-type="float">
            <text:p>0.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.46866485013624</text:p>
          </table:table-cell>
          <table:table-cell table:style-name="ce35" office:value-type="float" office:value="0.0401400233372229" calcext:value-type="float">
            <text:p>0.0401400233372229</text:p>
          </table:table-cell>
          <table:table-cell table:style-name="ce35" office:value-type="float" office:value="0.0739466895958728" calcext:value-type="float">
            <text:p>0.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.480880648899189</text:p>
          </table:table-cell>
          <table:table-cell table:style-name="ce35" office:value-type="float" office:value="0.415415415415415" calcext:value-type="float">
            <text:p>0.415415415415415</text:p>
          </table:table-cell>
          <table:table-cell table:style-name="ce35" office:value-type="float" office:value="0.445757250268528" calcext:value-type="float">
            <text:p>0.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.261744966442953</text:p>
          </table:table-cell>
          <table:table-cell table:style-name="ce35" office:value-type="float" office:value="0.75" calcext:value-type="float">
            <text:p>0.75</text:p>
          </table:table-cell>
          <table:table-cell table:style-name="ce35" office:value-type="float" office:value="0.38806" calcext:value-type="float">
            <text:p>0.388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.22463768115942</text:p>
          </table:table-cell>
          <table:table-cell table:style-name="ce35" office:value-type="float" office:value="0.53448275862069" calcext:value-type="float">
            <text:p>0.53448275862069</text:p>
          </table:table-cell>
          <table:table-cell table:style-name="ce35" office:value-type="float" office:value="0.31633" calcext:value-type="float">
            <text:p>0.316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.0704225352112676</text:p>
          </table:table-cell>
          <table:table-cell table:style-name="ce35" office:value-type="float" office:value="0.036231884057971" calcext:value-type="float">
            <text:p>0.036231884057971</text:p>
          </table:table-cell>
          <table:table-cell table:style-name="ce35" office:value-type="float" office:value="0.04785" calcext:value-type="float">
            <text:p>0.047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.520754716981132</text:p>
          </table:table-cell>
          <table:table-cell table:style-name="ce35" office:value-type="float" office:value="0.826347305389222" calcext:value-type="float">
            <text:p>0.826347305389222</text:p>
          </table:table-cell>
          <table:table-cell table:style-name="ce35" office:value-type="float" office:value="0.63889" calcext:value-type="float">
            <text:p>0.63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.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2" calcext:value-type="float">
            <text:p>0.58182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070" calcext:value-type="float">
            <text:p>3070</text:p>
          </table:table-cell>
          <table:table-cell table:formula="of:=SUM([.C2:.C31] )" office:value-type="float" office:value="7538" calcext:value-type="float">
            <text:p>7538</text:p>
          </table:table-cell>
          <table:table-cell table:formula="of:=SUM([.D2:.D31] )" office:value-type="float" office:value="12678" calcext:value-type="float">
            <text:p>12678</text:p>
          </table:table-cell>
          <table:table-cell table:style-name="ce10" table:formula="of:=[.B32]/([.B32]+[.C32])" office:value-type="float" office:value="0.289404223227753" calcext:value-type="float">
            <text:p>0.28940422</text:p>
          </table:table-cell>
          <table:table-cell table:formula="of:=[.B32]/([.B32]+[.D32])" office:value-type="float" office:value="0.19494538989078" calcext:value-type="float">
            <text:p>0.19494538989078</text:p>
          </table:table-cell>
          <table:table-cell table:formula="of:=AVERAGE([.G2:.G31])" office:value-type="float" office:value="0.317908040197836" calcext:value-type="float">
            <text:p>0.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2]*[.F32]/([.E32]+[.F32])" office:value-type="float" office:value="0.232964030960692" calcext:value-type="float">
            <text:p>0.23296403096069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1])" office:value-type="float" office:value="0.040024865101239" calcext:value-type="float">
            <text:p>0.04002486510123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.170212765957447</text:p>
          </table:table-cell>
          <table:table-cell table:style-name="ce35" office:value-type="float" office:value="0.103896103896104" calcext:value-type="float">
            <text:p>0.103896103896104</text:p>
          </table:table-cell>
          <table:table-cell table:style-name="ce35" office:value-type="float" office:value="0.12903226" calcext:value-type="float">
            <text:p>0.1290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.10062893081761</text:p>
          </table:table-cell>
          <table:table-cell table:style-name="ce35" office:value-type="float" office:value="0.0788177339901478" calcext:value-type="float">
            <text:p>0.0788177339901478</text:p>
          </table:table-cell>
          <table:table-cell table:style-name="ce35" office:value-type="float" office:value="0.0883977900552486" calcext:value-type="float">
            <text:p>0.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.392405063291139</text:p>
          </table:table-cell>
          <table:table-cell table:style-name="ce35" office:value-type="float" office:value="0.0375030244374546" calcext:value-type="float">
            <text:p>0.0375030244374546</text:p>
          </table:table-cell>
          <table:table-cell table:style-name="ce35" office:value-type="float" office:value="0.0684628975265018" calcext:value-type="float">
            <text:p>0.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.451652386780906</text:p>
          </table:table-cell>
          <table:table-cell table:style-name="ce35" office:value-type="float" office:value="0.367164179104478" calcext:value-type="float">
            <text:p>0.367164179104478</text:p>
          </table:table-cell>
          <table:table-cell table:style-name="ce35" office:value-type="float" office:value="0.4050494" calcext:value-type="float">
            <text:p>0.4050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.56969696969697</text:p>
          </table:table-cell>
          <table:table-cell table:style-name="ce35" office:value-type="float" office:value="0.92156862745098" calcext:value-type="float">
            <text:p>0.92156862745098</text:p>
          </table:table-cell>
          <table:table-cell table:style-name="ce35" office:value-type="float" office:value="0.70411985" calcext:value-type="float">
            <text:p>0.704119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.0208333333333333</text:p>
          </table:table-cell>
          <table:table-cell table:style-name="ce35" office:value-type="float" office:value="0.00961538461538462" calcext:value-type="float">
            <text:p>0.00961538461538462</text:p>
          </table:table-cell>
          <table:table-cell table:style-name="ce35" office:value-type="float" office:value="0.01315789" calcext:value-type="float">
            <text:p>0.013157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.241648106904232</text:p>
          </table:table-cell>
          <table:table-cell table:style-name="ce35" office:value-type="float" office:value="0.62" calcext:value-type="float">
            <text:p>0.62</text:p>
          </table:table-cell>
          <table:table-cell table:style-name="ce35" office:value-type="float" office:value="0.34775641025641" calcext:value-type="float">
            <text:p>0.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.3125</text:p>
          </table:table-cell>
          <table:table-cell table:style-name="ce35" office:value-type="float" office:value="0.714285714285714" calcext:value-type="float">
            <text:p>0.714285714285714</text:p>
          </table:table-cell>
          <table:table-cell table:style-name="ce35" office:value-type="float" office:value="0.434782608695652" calcext:value-type="float">
            <text:p>0.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.464840182648402</text:p>
          </table:table-cell>
          <table:table-cell table:style-name="ce35" office:value-type="float" office:value="0.477038425492034" calcext:value-type="float">
            <text:p>0.477038425492034</text:p>
          </table:table-cell>
          <table:table-cell table:style-name="ce35" office:value-type="float" office:value="0.47086031" calcext:value-type="float">
            <text:p>0.4708603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.0898321816386969</text:p>
          </table:table-cell>
          <table:table-cell table:style-name="ce35" office:value-type="float" office:value="0.741847826086957" calcext:value-type="float">
            <text:p>0.741847826086957</text:p>
          </table:table-cell>
          <table:table-cell table:style-name="ce35" office:value-type="float" office:value="0.16025829" calcext:value-type="float">
            <text:p>0.160258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.0725274725274725</text:p>
          </table:table-cell>
          <table:table-cell table:style-name="ce35" office:value-type="float" office:value="0.868421052631579" calcext:value-type="float">
            <text:p>0.868421052631579</text:p>
          </table:table-cell>
          <table:table-cell table:style-name="ce35" office:value-type="float" office:value="0.133874239350913" calcext:value-type="float">
            <text:p>0.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.326086956521739</text:p>
          </table:table-cell>
          <table:table-cell table:style-name="ce35" office:value-type="float" office:value="0.0879765395894428" calcext:value-type="float">
            <text:p>0.0879765395894428</text:p>
          </table:table-cell>
          <table:table-cell table:style-name="ce35" office:value-type="float" office:value="0.13856813" calcext:value-type="float">
            <text:p>0.138568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.405405405405405</text:p>
          </table:table-cell>
          <table:table-cell table:style-name="ce35" office:value-type="float" office:value="0.185185185185185" calcext:value-type="float">
            <text:p>0.185185185185185</text:p>
          </table:table-cell>
          <table:table-cell table:style-name="ce35" office:value-type="float" office:value="0.254237288135593" calcext:value-type="float">
            <text:p>0.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.406779661016949</text:p>
          </table:table-cell>
          <table:table-cell table:style-name="ce35" office:value-type="float" office:value="0.0974289580514208" calcext:value-type="float">
            <text:p>0.0974289580514208</text:p>
          </table:table-cell>
          <table:table-cell table:style-name="ce35" office:value-type="float" office:value="0.157205240174673" calcext:value-type="float">
            <text:p>0.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.46866485013624</text:p>
          </table:table-cell>
          <table:table-cell table:style-name="ce35" office:value-type="float" office:value="0.0401400233372229" calcext:value-type="float">
            <text:p>0.0401400233372229</text:p>
          </table:table-cell>
          <table:table-cell table:style-name="ce35" office:value-type="float" office:value="0.0739466895958728" calcext:value-type="float">
            <text:p>0.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.480880648899189</text:p>
          </table:table-cell>
          <table:table-cell table:style-name="ce35" office:value-type="float" office:value="0.415415415415415" calcext:value-type="float">
            <text:p>0.415415415415415</text:p>
          </table:table-cell>
          <table:table-cell table:style-name="ce35" office:value-type="float" office:value="0.445757250268528" calcext:value-type="float">
            <text:p>0.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.0704225352112676</text:p>
          </table:table-cell>
          <table:table-cell table:style-name="ce35" office:value-type="float" office:value="0.036231884057971" calcext:value-type="float">
            <text:p>0.036231884057971</text:p>
          </table:table-cell>
          <table:table-cell table:style-name="ce35" office:value-type="float" office:value="0.04784689" calcext:value-type="float">
            <text:p>0.04784689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496" calcext:value-type="float">
            <text:p>2496</text:p>
          </table:table-cell>
          <table:table-cell table:formula="of:=SUM([.C36:.C53] )" office:value-type="float" office:value="6497" calcext:value-type="float">
            <text:p>6497</text:p>
          </table:table-cell>
          <table:table-cell table:formula="of:=SUM([.D36:.D53] )" office:value-type="float" office:value="11778" calcext:value-type="float">
            <text:p>11778</text:p>
          </table:table-cell>
          <table:table-cell table:style-name="ce10" table:formula="of:=[.B54]/([.B54]+[.C54])" office:value-type="float" office:value="0.277549204937173" calcext:value-type="float">
            <text:p>0.27754920</text:p>
          </table:table-cell>
          <table:table-cell table:formula="of:=[.B54]/([.B54]+[.D54])" office:value-type="float" office:value="0.174863387978142" calcext:value-type="float">
            <text:p>0.174863387978142</text:p>
          </table:table-cell>
          <table:table-cell table:formula="of:=AVERAGE([.G36:.G53])" office:value-type="float" office:value="0.239606672591729" calcext:value-type="float">
            <text:p>0.2396066725917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"/>
          <table:table-cell/>
          <table:table-cell table:formula="of:=2*[.E54]*[.F54]/([.E54]+[.F54])" office:value-type="float" office:value="0.21455280010315" calcext:value-type="float">
            <text:p>0.2145528001031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377170981617762" calcext:value-type="float">
            <text:p>0.037717098161776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.333333333333333</text:p>
          </table:table-cell>
          <table:table-cell table:style-name="ce35" office:value-type="float" office:value="0.9" calcext:value-type="float">
            <text:p>0.9</text:p>
          </table:table-cell>
          <table:table-cell table:style-name="ce35" office:value-type="float" office:value="0.48648649" calcext:value-type="float">
            <text:p>0.486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.408805031446541</text:p>
          </table:table-cell>
          <table:table-cell table:style-name="ce35" office:value-type="float" office:value="0.643564356435644" calcext:value-type="float">
            <text:p>0.643564356435644</text:p>
          </table:table-cell>
          <table:table-cell table:style-name="ce35" office:value-type="float" office:value="0.5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.415254237288136</text:p>
          </table:table-cell>
          <table:table-cell table:style-name="ce35" office:value-type="float" office:value="0.765625" calcext:value-type="float">
            <text:p>0.765625</text:p>
          </table:table-cell>
          <table:table-cell table:style-name="ce35" office:value-type="float" office:value="0.53846154" calcext:value-type="float">
            <text:p>0.538461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.301075268817204</text:p>
          </table:table-cell>
          <table:table-cell table:style-name="ce35" office:value-type="float" office:value="0.337349397590361" calcext:value-type="float">
            <text:p>0.337349397590361</text:p>
          </table:table-cell>
          <table:table-cell table:style-name="ce35" office:value-type="float" office:value="0.31818182" calcext:value-type="float">
            <text:p>0.318181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.183246073298429</text:p>
          </table:table-cell>
          <table:table-cell table:style-name="ce35" office:value-type="float" office:value="0.972222222222222" calcext:value-type="float">
            <text:p>0.972222222222222</text:p>
          </table:table-cell>
          <table:table-cell table:style-name="ce35" office:value-type="float" office:value="0.30837004" calcext:value-type="float">
            <text:p>0.3083700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.423728813559322</text:p>
          </table:table-cell>
          <table:table-cell table:style-name="ce35" office:value-type="float" office:value="0.0422297297297297" calcext:value-type="float">
            <text:p>0.0422297297297297</text:p>
          </table:table-cell>
          <table:table-cell table:style-name="ce35" office:value-type="float" office:value="0.07680492" calcext:value-type="float">
            <text:p>0.076804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.391304347826087</text:p>
          </table:table-cell>
          <table:table-cell table:style-name="ce35" office:value-type="float" office:value="0.545454545454545" calcext:value-type="float">
            <text:p>0.545454545454545</text:p>
          </table:table-cell>
          <table:table-cell table:style-name="ce35" office:value-type="float" office:value="0.4556962" calcext:value-type="float">
            <text:p>0.455696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.506329113924051</text:p>
          </table:table-cell>
          <table:table-cell table:style-name="ce35" office:value-type="float" office:value="0.571428571428571" calcext:value-type="float">
            <text:p>0.571428571428571</text:p>
          </table:table-cell>
          <table:table-cell table:style-name="ce35" office:value-type="float" office:value="0.536912751677852" calcext:value-type="float">
            <text:p>0.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.261744966442953</text:p>
          </table:table-cell>
          <table:table-cell table:style-name="ce35" office:value-type="float" office:value="0.75" calcext:value-type="float">
            <text:p>0.75</text:p>
          </table:table-cell>
          <table:table-cell table:style-name="ce35" office:value-type="float" office:value="0.3880597" calcext:value-type="float">
            <text:p>0.388059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.22463768115942</text:p>
          </table:table-cell>
          <table:table-cell table:style-name="ce35" office:value-type="float" office:value="0.53448275862069" calcext:value-type="float">
            <text:p>0.53448275862069</text:p>
          </table:table-cell>
          <table:table-cell table:style-name="ce35" office:value-type="float" office:value="0.31632653" calcext:value-type="float">
            <text:p>0.3163265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.520754716981132</text:p>
          </table:table-cell>
          <table:table-cell table:style-name="ce35" office:value-type="float" office:value="0.826347305389222" calcext:value-type="float">
            <text:p>0.826347305389222</text:p>
          </table:table-cell>
          <table:table-cell table:style-name="ce35" office:value-type="float" office:value="0.63888889" calcext:value-type="float">
            <text:p>0.63888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.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1818" calcext:value-type="float">
            <text:p>0.58181818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574" calcext:value-type="float">
            <text:p>574</text:p>
          </table:table-cell>
          <table:table-cell table:style-name="ce9" table:formula="of:=SUM([.C58:.C69])" office:value-type="float" office:value="1041" calcext:value-type="float">
            <text:p>1041</text:p>
          </table:table-cell>
          <table:table-cell table:style-name="ce9" table:formula="of:=SUM([.D58:.D69])" office:value-type="float" office:value="900" calcext:value-type="float">
            <text:p>900</text:p>
          </table:table-cell>
          <table:table-cell table:style-name="ce9" table:formula="of:=[.B70]/([.B70]+[.C70])" office:value-type="float" office:value="0.355417956656347" calcext:value-type="float">
            <text:p>0.355417956656347</text:p>
          </table:table-cell>
          <table:table-cell table:style-name="ce9" table:formula="of:=[.B70]/([.B70]+[.D70])" office:value-type="float" office:value="0.389416553595658" calcext:value-type="float">
            <text:p>0.389416553595658</text:p>
          </table:table-cell>
          <table:table-cell table:style-name="ce12" table:formula="of:=AVERAGE([.G58:.G69])" office:value-type="float" office:value="0.428833921806488" calcext:value-type="float">
            <text:p>0.42883392180648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371641307866624" calcext:value-type="float">
            <text:p>0.37164130786662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241215304810379" calcext:value-type="float">
            <text:p>0.0241215304810379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9" table:default-cell-style-name="ce5"/>
        <table:table-column table:style-name="co8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2" calcext:value-type="float">
            <text:p>302</text:p>
          </table:table-cell>
          <table:table-cell table:style-name="ce17" table:formula="of:=[.B2]/([.B2]+[.C2])" office:value-type="float" office:value="0.05" calcext:value-type="float">
            <text:p>0.0500</text:p>
          </table:table-cell>
          <table:table-cell table:style-name="ce23" table:formula="of:=[.B2]/([.B2]+[.D2])" office:value-type="float" office:value="0.0382165605095541" calcext:value-type="float">
            <text:p>0.0382</text:p>
          </table:table-cell>
          <table:table-cell table:style-name="ce17" table:formula="of:=2*[.E2]*[.F2]/([.E2]+[.F2])" office:value-type="float" office:value="0.0433212996389892" calcext:value-type="float">
            <text:p>0.04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3]/([.B3]+[.C3])" office:value-type="float" office:value="0.107142857142857" calcext:value-type="float">
            <text:p>0.1071</text:p>
          </table:table-cell>
          <table:table-cell table:style-name="ce24" table:formula="of:=[.B3]/([.B3]+[.D3])" office:value-type="float" office:value="1" calcext:value-type="float">
            <text:p>1.0000</text:p>
          </table:table-cell>
          <table:table-cell table:style-name="ce17" table:formula="of:=2*[.E3]*[.F3]/([.E3]+[.F3])" office:value-type="float" office:value="0.193548387096774" calcext:value-type="float">
            <text:p>0.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4]/([.B4]+[.C4])" office:value-type="float" office:value="0.211920529801325" calcext:value-type="float">
            <text:p>0.2119</text:p>
          </table:table-cell>
          <table:table-cell table:style-name="ce24" table:formula="of:=[.B4]/([.B4]+[.D4])" office:value-type="float" office:value="0.820512820512821" calcext:value-type="float">
            <text:p>0.8205</text:p>
          </table:table-cell>
          <table:table-cell table:style-name="ce17" table:formula="of:=2*[.E4]*[.F4]/([.E4]+[.F4])" office:value-type="float" office:value="0.336842105263158" calcext:value-type="float">
            <text:p>0.33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351" calcext:value-type="float">
            <text:p>351</text:p>
          </table:table-cell>
          <table:table-cell table:style-name="ce17" table:formula="of:=[.B5]/([.B5]+[.C5])" office:value-type="float" office:value="0.022270505160239" calcext:value-type="float">
            <text:p>0.0223</text:p>
          </table:table-cell>
          <table:table-cell table:style-name="ce17" table:formula="of:=[.B5]/([.B5]+[.D5])" office:value-type="float" office:value="0.104591836734694" calcext:value-type="float">
            <text:p>0.1046</text:p>
          </table:table-cell>
          <table:table-cell table:style-name="ce17" table:formula="of:=2*[.E5]*[.F5]/([.E5]+[.F5])" office:value-type="float" office:value="0.0367218987908643" calcext:value-type="float">
            <text:p>0.03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4194" calcext:value-type="float">
            <text:p>4194</text:p>
          </table:table-cell>
          <table:table-cell table:style-name="ce17" table:formula="of:=[.B6]/([.B6]+[.C6])" office:value-type="float" office:value="0.19962423673086" calcext:value-type="float">
            <text:p>0.1996</text:p>
          </table:table-cell>
          <table:table-cell table:style-name="ce23" table:formula="of:=[.B6]/([.B6]+[.D6])" office:value-type="float" office:value="0.0920112578480191" calcext:value-type="float">
            <text:p>0.0920</text:p>
          </table:table-cell>
          <table:table-cell table:style-name="ce17" table:formula="of:=2*[.E6]*[.F6]/([.E6]+[.F6])" office:value-type="float" office:value="0.125963248369887" calcext:value-type="float">
            <text:p>0.126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7]/([.B7]+[.C7])" office:value-type="float" office:value="0.25" calcext:value-type="float">
            <text:p>0.2500</text:p>
          </table:table-cell>
          <table:table-cell table:style-name="ce24" table:formula="of:=[.B7]/([.B7]+[.D7])" office:value-type="float" office:value="1" calcext:value-type="float">
            <text:p>1.0000</text:p>
          </table:table-cell>
          <table:table-cell table:style-name="ce17" table:formula="of:=2*[.E7]*[.F7]/([.E7]+[.F7])" office:value-type="float" office:value="0.4" calcext:value-type="float">
            <text:p>0.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467" calcext:value-type="float">
            <text:p>467</text:p>
          </table:table-cell>
          <table:table-cell table:style-name="ce17" table:formula="of:=[.B8]/([.B8]+[.C8])" office:value-type="float" office:value="0.222390317700454" calcext:value-type="float">
            <text:p>0.2224</text:p>
          </table:table-cell>
          <table:table-cell table:style-name="ce17" table:formula="of:=[.B8]/([.B8]+[.D8])" office:value-type="float" office:value="0.239413680781759" calcext:value-type="float">
            <text:p>0.2394</text:p>
          </table:table-cell>
          <table:table-cell table:style-name="ce17" table:formula="of:=2*[.E8]*[.F8]/([.E8]+[.F8])" office:value-type="float" office:value="0.230588235294118" calcext:value-type="float">
            <text:p>0.23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9]/([.B9]+[.C9])" office:value-type="float" office:value="0.326923076923077" calcext:value-type="float">
            <text:p>0.3269</text:p>
          </table:table-cell>
          <table:table-cell table:style-name="ce24" table:formula="of:=[.B9]/([.B9]+[.D9])" office:value-type="float" office:value="0.71830985915493" calcext:value-type="float">
            <text:p>0.7183</text:p>
          </table:table-cell>
          <table:table-cell table:style-name="ce17" table:formula="of:=2*[.E9]*[.F9]/([.E9]+[.F9])" office:value-type="float" office:value="0.449339207048458" calcext:value-type="float">
            <text:p>0.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49" calcext:value-type="float">
            <text:p>249</text:p>
          </table:table-cell>
          <table:table-cell table:style-name="ce17" table:formula="of:=[.B10]/([.B10]+[.C10])" office:value-type="float" office:value="0.0133333333333333" calcext:value-type="float">
            <text:p>0.0133</text:p>
          </table:table-cell>
          <table:table-cell table:style-name="ce23" table:formula="of:=[.B10]/([.B10]+[.D10])" office:value-type="float" office:value="0.00796812749003984" calcext:value-type="float">
            <text:p>0.0080</text:p>
          </table:table-cell>
          <table:table-cell table:style-name="ce17" table:formula="of:=2*[.E10]*[.F10]/([.E10]+[.F10])" office:value-type="float" office:value="0.00997506234413965" calcext:value-type="float">
            <text:p>0.01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11]/([.B11]+[.C11])" office:value-type="float" office:value="0.0726534296028881" calcext:value-type="float">
            <text:p>0.0727</text:p>
          </table:table-cell>
          <table:table-cell table:style-name="ce17" table:formula="of:=[.B11]/([.B11]+[.D11])" office:value-type="float" office:value="0.682203389830508" calcext:value-type="float">
            <text:p>0.6822</text:p>
          </table:table-cell>
          <table:table-cell table:style-name="ce17" table:formula="of:=2*[.E11]*[.F11]/([.E11]+[.F11])" office:value-type="float" office:value="0.131321370309951" calcext:value-type="float">
            <text:p>0.13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111" calcext:value-type="float">
            <text:p>111</text:p>
          </table:table-cell>
          <table:table-cell table:style-name="ce17" table:formula="of:=[.B12]/([.B12]+[.C12])" office:value-type="float" office:value="0.135857461024499" calcext:value-type="float">
            <text:p>0.1359</text:p>
          </table:table-cell>
          <table:table-cell table:style-name="ce17" table:formula="of:=[.B12]/([.B12]+[.D12])" office:value-type="float" office:value="0.354651162790698" calcext:value-type="float">
            <text:p>0.3547</text:p>
          </table:table-cell>
          <table:table-cell table:style-name="ce17" table:formula="of:=2*[.E12]*[.F12]/([.E12]+[.F12])" office:value-type="float" office:value="0.19645732689211" calcext:value-type="float">
            <text:p>0.19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13]/([.B13]+[.C13])" office:value-type="float" office:value="0.277777777777778" calcext:value-type="float">
            <text:p>0.2778</text:p>
          </table:table-cell>
          <table:table-cell table:style-name="ce17" table:formula="of:=[.B13]/([.B13]+[.D13])" office:value-type="float" office:value="0.384615384615385" calcext:value-type="float">
            <text:p>0.3846</text:p>
          </table:table-cell>
          <table:table-cell table:style-name="ce17" table:formula="of:=2*[.E13]*[.F13]/([.E13]+[.F13])" office:value-type="float" office:value="0.32258064516129" calcext:value-type="float">
            <text:p>0.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1629" calcext:value-type="float">
            <text:p>1629</text:p>
          </table:table-cell>
          <table:table-cell table:style-name="ce35" office:value-type="float" office:value="327" calcext:value-type="float">
            <text:p>327</text:p>
          </table:table-cell>
          <table:table-cell table:style-name="ce17" table:formula="of:=[.B14]/([.B14]+[.C14])" office:value-type="float" office:value="0.225023786869648" calcext:value-type="float">
            <text:p>0.2250</text:p>
          </table:table-cell>
          <table:table-cell table:style-name="ce17" table:formula="of:=[.B14]/([.B14]+[.D14])" office:value-type="float" office:value="0.59125" calcext:value-type="float">
            <text:p>0.5913</text:p>
          </table:table-cell>
          <table:table-cell table:style-name="ce17" table:formula="of:=2*[.E14]*[.F14]/([.E14]+[.F14])" office:value-type="float" office:value="0.325982081323225" calcext:value-type="float">
            <text:p>0.326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74" calcext:value-type="float">
            <text:p>274</text:p>
          </table:table-cell>
          <table:table-cell table:style-name="ce17" table:formula="of:=[.B15]/([.B15]+[.C15])" office:value-type="float" office:value="0.0481927710843374" calcext:value-type="float">
            <text:p>0.0482</text:p>
          </table:table-cell>
          <table:table-cell table:style-name="ce23" table:formula="of:=[.B15]/([.B15]+[.D15])" office:value-type="float" office:value="0.0143884892086331" calcext:value-type="float">
            <text:p>0.0144</text:p>
          </table:table-cell>
          <table:table-cell table:style-name="ce17" table:formula="of:=2*[.E15]*[.F15]/([.E15]+[.F15])" office:value-type="float" office:value="0.0221606648199446" calcext:value-type="float">
            <text:p>0.022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16]/([.B16]+[.C16])" office:value-type="float" office:value="0.111111111111111" calcext:value-type="float">
            <text:p>0.1111</text:p>
          </table:table-cell>
          <table:table-cell table:style-name="ce24" table:formula="of:=[.B16]/([.B16]+[.D16])" office:value-type="float" office:value="1" calcext:value-type="float">
            <text:p>1.0000</text:p>
          </table:table-cell>
          <table:table-cell table:style-name="ce17" table:formula="of:=2*[.E16]*[.F16]/([.E16]+[.F16])" office:value-type="float" office:value="0.2" calcext:value-type="float">
            <text:p>0.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0204" calcext:value-type="float">
            <text:p>10204</text:p>
          </table:table-cell>
          <table:table-cell table:style-name="ce35" office:value-type="float" office:value="24" calcext:value-type="float">
            <text:p>24</text:p>
          </table:table-cell>
          <table:table-cell table:style-name="ce17" table:formula="of:=[.B17]/([.B17]+[.C17])" office:value-type="float" office:value="0.0181853170403156" calcext:value-type="float">
            <text:p>0.0182</text:p>
          </table:table-cell>
          <table:table-cell table:style-name="ce24" table:formula="of:=[.B17]/([.B17]+[.D17])" office:value-type="float" office:value="0.887323943661972" calcext:value-type="float">
            <text:p>0.8873</text:p>
          </table:table-cell>
          <table:table-cell table:style-name="ce17" table:formula="of:=2*[.E17]*[.F17]/([.E17]+[.F17])" office:value-type="float" office:value="0.0356402036583066" calcext:value-type="float">
            <text:p>0.0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18]/([.B18]+[.C18])" office:value-type="float" office:value="0.0199004975124378" calcext:value-type="float">
            <text:p>0.0199</text:p>
          </table:table-cell>
          <table:table-cell table:style-name="ce17" table:formula="of:=[.B18]/([.B18]+[.D18])" office:value-type="float" office:value="0.695652173913044" calcext:value-type="float">
            <text:p>0.6957</text:p>
          </table:table-cell>
          <table:table-cell table:style-name="ce17" table:formula="of:=2*[.E18]*[.F18]/([.E18]+[.F18])" office:value-type="float" office:value="0.0386940749697703" calcext:value-type="float">
            <text:p>0.038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525" calcext:value-type="float">
            <text:p>525</text:p>
          </table:table-cell>
          <table:table-cell table:style-name="ce17" table:formula="of:=[.B19]/([.B19]+[.C19])" office:value-type="float" office:value="0.395209580838323" calcext:value-type="float">
            <text:p>0.3952</text:p>
          </table:table-cell>
          <table:table-cell table:style-name="ce17" table:formula="of:=[.B19]/([.B19]+[.D19])" office:value-type="float" office:value="0.111675126903553" calcext:value-type="float">
            <text:p>0.1117</text:p>
          </table:table-cell>
          <table:table-cell table:style-name="ce17" table:formula="of:=2*[.E19]*[.F19]/([.E19]+[.F19])" office:value-type="float" office:value="0.174142480211082" calcext:value-type="float">
            <text:p>0.17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20]/([.B20]+[.C20])" office:value-type="float" office:value="0.179245283018868" calcext:value-type="float">
            <text:p>0.1792</text:p>
          </table:table-cell>
          <table:table-cell table:style-name="ce23" table:formula="of:=[.B20]/([.B20]+[.D20])" office:value-type="float" office:value="0.0650684931506849" calcext:value-type="float">
            <text:p>0.0651</text:p>
          </table:table-cell>
          <table:table-cell table:style-name="ce17" table:formula="of:=2*[.E20]*[.F20]/([.E20]+[.F20])" office:value-type="float" office:value="0.0954773869346734" calcext:value-type="float">
            <text:p>0.095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21]/([.B21]+[.C21])" office:value-type="float" office:value="0.304347826086957" calcext:value-type="float">
            <text:p>0.3043</text:p>
          </table:table-cell>
          <table:table-cell table:style-name="ce24" table:formula="of:=[.B21]/([.B21]+[.D21])" office:value-type="float" office:value="0.724137931034483" calcext:value-type="float">
            <text:p>0.7241</text:p>
          </table:table-cell>
          <table:table-cell table:style-name="ce17" table:formula="of:=2*[.E21]*[.F21]/([.E21]+[.F21])" office:value-type="float" office:value="0.428571428571429" calcext:value-type="float">
            <text:p>0.42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8" calcext:value-type="float">
            <text:p>118</text:p>
          </table:table-cell>
          <table:table-cell table:style-name="ce17" table:formula="of:=[.B22]/([.B22]+[.C22])" office:value-type="float" office:value="0.384615384615385" calcext:value-type="float">
            <text:p>0.3846</text:p>
          </table:table-cell>
          <table:table-cell table:style-name="ce23" table:formula="of:=[.B22]/([.B22]+[.D22])" office:value-type="float" office:value="0.078125" calcext:value-type="float">
            <text:p>0.0781</text:p>
          </table:table-cell>
          <table:table-cell table:style-name="ce17" table:formula="of:=2*[.E22]*[.F22]/([.E22]+[.F22])" office:value-type="float" office:value="0.12987012987013" calcext:value-type="float">
            <text:p>0.129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587" calcext:value-type="float">
            <text:p>587</text:p>
          </table:table-cell>
          <table:table-cell table:style-name="ce17" table:formula="of:=[.B23]/([.B23]+[.C23])" office:value-type="float" office:value="0.401554404145078" calcext:value-type="float">
            <text:p>0.4016</text:p>
          </table:table-cell>
          <table:table-cell table:style-name="ce17" table:formula="of:=[.B23]/([.B23]+[.D23])" office:value-type="float" office:value="0.208894878706199" calcext:value-type="float">
            <text:p>0.2089</text:p>
          </table:table-cell>
          <table:table-cell table:style-name="ce17" table:formula="of:=2*[.E23]*[.F23]/([.E23]+[.F23])" office:value-type="float" office:value="0.274822695035461" calcext:value-type="float">
            <text:p>0.274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24]/([.B24]+[.C24])" office:value-type="float" office:value="0.446153846153846" calcext:value-type="float">
            <text:p>0.4462</text:p>
          </table:table-cell>
          <table:table-cell table:style-name="ce17" table:formula="of:=[.B24]/([.B24]+[.D24])" office:value-type="float" office:value="0.690476190476191" calcext:value-type="float">
            <text:p>0.6905</text:p>
          </table:table-cell>
          <table:table-cell table:style-name="ce17" table:formula="of:=2*[.E24]*[.F24]/([.E24]+[.F24])" office:value-type="float" office:value="0.542056074766355" calcext:value-type="float">
            <text:p>0.542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58" calcext:value-type="float">
            <text:p>758</text:p>
          </table:table-cell>
          <table:table-cell table:style-name="ce35" office:value-type="float" office:value="1188" calcext:value-type="float">
            <text:p>1188</text:p>
          </table:table-cell>
          <table:table-cell table:style-name="ce35" office:value-type="float" office:value="3630" calcext:value-type="float">
            <text:p>3630</text:p>
          </table:table-cell>
          <table:table-cell table:style-name="ce17" table:formula="of:=[.B25]/([.B25]+[.C25])" office:value-type="float" office:value="0.389516957862282" calcext:value-type="float">
            <text:p>0.3895</text:p>
          </table:table-cell>
          <table:table-cell table:style-name="ce17" table:formula="of:=[.B25]/([.B25]+[.D25])" office:value-type="float" office:value="0.172743846855059" calcext:value-type="float">
            <text:p>0.1727</text:p>
          </table:table-cell>
          <table:table-cell table:style-name="ce17" table:formula="of:=2*[.E25]*[.F25]/([.E25]+[.F25])" office:value-type="float" office:value="0.239343227028734" calcext:value-type="float">
            <text:p>0.23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297" calcext:value-type="float">
            <text:p>1297</text:p>
          </table:table-cell>
          <table:table-cell table:style-name="ce35" office:value-type="float" office:value="308" calcext:value-type="float">
            <text:p>308</text:p>
          </table:table-cell>
          <table:table-cell table:style-name="ce17" table:formula="of:=[.B26]/([.B26]+[.C26])" office:value-type="float" office:value="0.248986682107701" calcext:value-type="float">
            <text:p>0.2490</text:p>
          </table:table-cell>
          <table:table-cell table:style-name="ce17" table:formula="of:=[.B26]/([.B26]+[.D26])" office:value-type="float" office:value="0.582655826558266" calcext:value-type="float">
            <text:p>0.5827</text:p>
          </table:table-cell>
          <table:table-cell table:style-name="ce17" table:formula="of:=2*[.E26]*[.F26]/([.E26]+[.F26])" office:value-type="float" office:value="0.348884381338742" calcext:value-type="float">
            <text:p>0.34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27]/([.B27]+[.C27])" office:value-type="float" office:value="0.21969696969697" calcext:value-type="float">
            <text:p>0.2197</text:p>
          </table:table-cell>
          <table:table-cell table:style-name="ce24" table:formula="of:=[.B27]/([.B27]+[.D27])" office:value-type="float" office:value="1" calcext:value-type="float">
            <text:p>1.0000</text:p>
          </table:table-cell>
          <table:table-cell table:style-name="ce17" table:formula="of:=2*[.E27]*[.F27]/([.E27]+[.F27])" office:value-type="float" office:value="0.360248447204969" calcext:value-type="float">
            <text:p>0.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6" calcext:value-type="float">
            <text:p>16</text:p>
          </table:table-cell>
          <table:table-cell table:style-name="ce17" table:formula="of:=[.B28]/([.B28]+[.C28])" office:value-type="float" office:value="0.104166666666667" calcext:value-type="float">
            <text:p>0.1042</text:p>
          </table:table-cell>
          <table:table-cell table:style-name="ce17" table:formula="of:=[.B28]/([.B28]+[.D28])" office:value-type="float" office:value="0.555555555555556" calcext:value-type="float">
            <text:p>0.5556</text:p>
          </table:table-cell>
          <table:table-cell table:style-name="ce17" table:formula="of:=2*[.E28]*[.F28]/([.E28]+[.F28])" office:value-type="float" office:value="0.175438596491228" calcext:value-type="float">
            <text:p>0.17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29]/([.B29]+[.C29])" office:value-type="float" office:value="0.09375" calcext:value-type="float">
            <text:p>0.0938</text:p>
          </table:table-cell>
          <table:table-cell table:style-name="ce23" table:formula="of:=[.B29]/([.B29]+[.D29])" office:value-type="float" office:value="0.0821917808219178" calcext:value-type="float">
            <text:p>0.0822</text:p>
          </table:table-cell>
          <table:table-cell table:style-name="ce17" table:formula="of:=2*[.E29]*[.F29]/([.E29]+[.F29])" office:value-type="float" office:value="0.0875912408759124" calcext:value-type="float">
            <text:p>0.087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30]/([.B30]+[.C30])" office:value-type="float" office:value="0.324742268041237" calcext:value-type="float">
            <text:p>0.3247</text:p>
          </table:table-cell>
          <table:table-cell table:style-name="ce24" table:formula="of:=[.B30]/([.B30]+[.D30])" office:value-type="float" office:value="0.818181818181818" calcext:value-type="float">
            <text:p>0.8182</text:p>
          </table:table-cell>
          <table:table-cell table:style-name="ce17" table:formula="of:=2*[.E30]*[.F30]/([.E30]+[.F30])" office:value-type="float" office:value="0.464944649446494" calcext:value-type="float">
            <text:p>0.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17" table:formula="of:=[.B31]/([.B31]+[.C31])" office:value-type="float" office:value="0.205882352941176" calcext:value-type="float">
            <text:p>0.2059</text:p>
          </table:table-cell>
          <table:table-cell table:style-name="ce24" table:formula="of:=[.B31]/([.B31]+[.D31])" office:value-type="float" office:value="0.875" calcext:value-type="float">
            <text:p>0.8750</text:p>
          </table:table-cell>
          <table:table-cell table:style-name="ce17" table:formula="of:=2*[.E31]*[.F31]/([.E31]+[.F31])" office:value-type="float" office:value="0.333333333333333" calcext:value-type="float">
            <text:p>0.3333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287" calcext:value-type="float">
            <text:p>3287</text:p>
          </table:table-cell>
          <table:table-cell table:formula="of:=SUM([.C2:.C31] )" office:value-type="float" office:value="23596" calcext:value-type="float">
            <text:p>23596</text:p>
          </table:table-cell>
          <table:table-cell table:formula="of:=SUM([.D2:.D31] )" office:value-type="float" office:value="12110" calcext:value-type="float">
            <text:p>12110</text:p>
          </table:table-cell>
          <table:table-cell table:style-name="ce17" table:formula="of:=[.B32]/([.B32]+[.C32])" office:value-type="float" office:value="0.122270579920396" calcext:value-type="float">
            <text:p>0.1223</text:p>
          </table:table-cell>
          <table:table-cell table:style-name="ce17" table:formula="of:=[.B32]/([.B32]+[.D32])" office:value-type="float" office:value="0.213483146067416" calcext:value-type="float">
            <text:p>0.2135</text:p>
          </table:table-cell>
          <table:table-cell table:style-name="ce17" table:formula="of:=AVERAGE([.G2:.G31])" office:value-type="float" office:value="0.225128662736318" calcext:value-type="float">
            <text:p>0.225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2:.E31])" office:value-type="float" office:value="0.200339174366322" calcext:value-type="float">
            <text:p>0.2003</text:p>
          </table:table-cell>
          <table:table-cell table:style-name="ce17" table:formula="of:=AVERAGE([.F2:.F31])" office:value-type="float" office:value="0.486527171176526" calcext:value-type="float">
            <text:p>0.4865</text:p>
          </table:table-cell>
          <table:table-cell table:style-name="ce17" table:formula="of:=2*[.E32]*[.F32]/([.E32]+[.F32])" office:value-type="float" office:value="0.155487228003784" calcext:value-type="float">
            <text:p>0.1555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2:.G32])" office:value-type="float" office:value="0.0219326583887529" calcext:value-type="float">
            <text:p>0.021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2" calcext:value-type="float">
            <text:p>302</text:p>
          </table:table-cell>
          <table:table-cell table:style-name="ce17" table:formula="of:=[.B36]/([.B36]+[.C36])" office:value-type="float" office:value="0.05" calcext:value-type="float">
            <text:p>0.0500</text:p>
          </table:table-cell>
          <table:table-cell table:style-name="ce17" table:formula="of:=[.B36]/([.B36]+[.D36])" office:value-type="float" office:value="0.0382165605095541" calcext:value-type="float">
            <text:p>0.0382</text:p>
          </table:table-cell>
          <table:table-cell table:style-name="ce17" table:formula="of:=2*[.E36]*[.F36]/([.E36]+[.F36])" office:value-type="float" office:value="0.0433212996389892" calcext:value-type="float">
            <text:p>0.04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351" calcext:value-type="float">
            <text:p>351</text:p>
          </table:table-cell>
          <table:table-cell table:style-name="ce17" table:formula="of:=[.B37]/([.B37]+[.C37])" office:value-type="float" office:value="0.022270505160239" calcext:value-type="float">
            <text:p>0.0223</text:p>
          </table:table-cell>
          <table:table-cell table:style-name="ce17" table:formula="of:=[.B37]/([.B37]+[.D37])" office:value-type="float" office:value="0.104591836734694" calcext:value-type="float">
            <text:p>0.1046</text:p>
          </table:table-cell>
          <table:table-cell table:style-name="ce17" table:formula="of:=2*[.E37]*[.F37]/([.E37]+[.F37])" office:value-type="float" office:value="0.0367218987908643" calcext:value-type="float">
            <text:p>0.03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4194" calcext:value-type="float">
            <text:p>4194</text:p>
          </table:table-cell>
          <table:table-cell table:style-name="ce17" table:formula="of:=[.B38]/([.B38]+[.C38])" office:value-type="float" office:value="0.19962423673086" calcext:value-type="float">
            <text:p>0.1996</text:p>
          </table:table-cell>
          <table:table-cell table:style-name="ce17" table:formula="of:=[.B38]/([.B38]+[.D38])" office:value-type="float" office:value="0.0920112578480191" calcext:value-type="float">
            <text:p>0.0920</text:p>
          </table:table-cell>
          <table:table-cell table:style-name="ce17" table:formula="of:=2*[.E38]*[.F38]/([.E38]+[.F38])" office:value-type="float" office:value="0.125963248369887" calcext:value-type="float">
            <text:p>0.126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467" calcext:value-type="float">
            <text:p>467</text:p>
          </table:table-cell>
          <table:table-cell table:style-name="ce17" table:formula="of:=[.B39]/([.B39]+[.C39])" office:value-type="float" office:value="0.222390317700454" calcext:value-type="float">
            <text:p>0.2224</text:p>
          </table:table-cell>
          <table:table-cell table:style-name="ce17" table:formula="of:=[.B39]/([.B39]+[.D39])" office:value-type="float" office:value="0.239413680781759" calcext:value-type="float">
            <text:p>0.2394</text:p>
          </table:table-cell>
          <table:table-cell table:style-name="ce17" table:formula="of:=2*[.E39]*[.F39]/([.E39]+[.F39])" office:value-type="float" office:value="0.230588235294118" calcext:value-type="float">
            <text:p>0.23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40]/([.B40]+[.C40])" office:value-type="float" office:value="0.326923076923077" calcext:value-type="float">
            <text:p>0.3269</text:p>
          </table:table-cell>
          <table:table-cell table:style-name="ce17" table:formula="of:=[.B40]/([.B40]+[.D40])" office:value-type="float" office:value="0.71830985915493" calcext:value-type="float">
            <text:p>0.7183</text:p>
          </table:table-cell>
          <table:table-cell table:style-name="ce17" table:formula="of:=2*[.E40]*[.F40]/([.E40]+[.F40])" office:value-type="float" office:value="0.449339207048458" calcext:value-type="float">
            <text:p>0.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49" calcext:value-type="float">
            <text:p>249</text:p>
          </table:table-cell>
          <table:table-cell table:style-name="ce17" table:formula="of:=[.B41]/([.B41]+[.C41])" office:value-type="float" office:value="0.0133333333333333" calcext:value-type="float">
            <text:p>0.0133</text:p>
          </table:table-cell>
          <table:table-cell table:style-name="ce17" table:formula="of:=[.B41]/([.B41]+[.D41])" office:value-type="float" office:value="0.00796812749003984" calcext:value-type="float">
            <text:p>0.0080</text:p>
          </table:table-cell>
          <table:table-cell table:style-name="ce17" table:formula="of:=2*[.E41]*[.F41]/([.E41]+[.F41])" office:value-type="float" office:value="0.00997506234413965" calcext:value-type="float">
            <text:p>0.01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42]/([.B42]+[.C42])" office:value-type="float" office:value="0.0726534296028881" calcext:value-type="float">
            <text:p>0.0727</text:p>
          </table:table-cell>
          <table:table-cell table:style-name="ce17" table:formula="of:=[.B42]/([.B42]+[.D42])" office:value-type="float" office:value="0.682203389830508" calcext:value-type="float">
            <text:p>0.6822</text:p>
          </table:table-cell>
          <table:table-cell table:style-name="ce17" table:formula="of:=2*[.E42]*[.F42]/([.E42]+[.F42])" office:value-type="float" office:value="0.131321370309951" calcext:value-type="float">
            <text:p>0.13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43]/([.B43]+[.C43])" office:value-type="float" office:value="0.277777777777778" calcext:value-type="float">
            <text:p>0.2778</text:p>
          </table:table-cell>
          <table:table-cell table:style-name="ce17" table:formula="of:=[.B43]/([.B43]+[.D43])" office:value-type="float" office:value="0.384615384615385" calcext:value-type="float">
            <text:p>0.3846</text:p>
          </table:table-cell>
          <table:table-cell table:style-name="ce17" table:formula="of:=2*[.E43]*[.F43]/([.E43]+[.F43])" office:value-type="float" office:value="0.32258064516129" calcext:value-type="float">
            <text:p>0.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1629" calcext:value-type="float">
            <text:p>1629</text:p>
          </table:table-cell>
          <table:table-cell table:style-name="ce35" office:value-type="float" office:value="327" calcext:value-type="float">
            <text:p>327</text:p>
          </table:table-cell>
          <table:table-cell table:style-name="ce17" table:formula="of:=[.B44]/([.B44]+[.C44])" office:value-type="float" office:value="0.225023786869648" calcext:value-type="float">
            <text:p>0.2250</text:p>
          </table:table-cell>
          <table:table-cell table:style-name="ce17" table:formula="of:=[.B44]/([.B44]+[.D44])" office:value-type="float" office:value="0.59125" calcext:value-type="float">
            <text:p>0.5913</text:p>
          </table:table-cell>
          <table:table-cell table:style-name="ce17" table:formula="of:=2*[.E44]*[.F44]/([.E44]+[.F44])" office:value-type="float" office:value="0.325982081323225" calcext:value-type="float">
            <text:p>0.326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74" calcext:value-type="float">
            <text:p>274</text:p>
          </table:table-cell>
          <table:table-cell table:style-name="ce17" table:formula="of:=[.B45]/([.B45]+[.C45])" office:value-type="float" office:value="0.0481927710843374" calcext:value-type="float">
            <text:p>0.0482</text:p>
          </table:table-cell>
          <table:table-cell table:style-name="ce17" table:formula="of:=[.B45]/([.B45]+[.D45])" office:value-type="float" office:value="0.0143884892086331" calcext:value-type="float">
            <text:p>0.0144</text:p>
          </table:table-cell>
          <table:table-cell table:style-name="ce17" table:formula="of:=2*[.E45]*[.F45]/([.E45]+[.F45])" office:value-type="float" office:value="0.0221606648199446" calcext:value-type="float">
            <text:p>0.022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0204" calcext:value-type="float">
            <text:p>10204</text:p>
          </table:table-cell>
          <table:table-cell table:style-name="ce35" office:value-type="float" office:value="24" calcext:value-type="float">
            <text:p>24</text:p>
          </table:table-cell>
          <table:table-cell table:style-name="ce17" table:formula="of:=[.B46]/([.B46]+[.C46])" office:value-type="float" office:value="0.0181853170403156" calcext:value-type="float">
            <text:p>0.0182</text:p>
          </table:table-cell>
          <table:table-cell table:style-name="ce17" table:formula="of:=[.B46]/([.B46]+[.D46])" office:value-type="float" office:value="0.887323943661972" calcext:value-type="float">
            <text:p>0.8873</text:p>
          </table:table-cell>
          <table:table-cell table:style-name="ce17" table:formula="of:=2*[.E46]*[.F46]/([.E46]+[.F46])" office:value-type="float" office:value="0.0356402036583066" calcext:value-type="float">
            <text:p>0.0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47]/([.B47]+[.C47])" office:value-type="float" office:value="0.0199004975124378" calcext:value-type="float">
            <text:p>0.0199</text:p>
          </table:table-cell>
          <table:table-cell table:style-name="ce17" table:formula="of:=[.B47]/([.B47]+[.D47])" office:value-type="float" office:value="0.695652173913044" calcext:value-type="float">
            <text:p>0.6957</text:p>
          </table:table-cell>
          <table:table-cell table:style-name="ce17" table:formula="of:=2*[.E47]*[.F47]/([.E47]+[.F47])" office:value-type="float" office:value="0.0386940749697703" calcext:value-type="float">
            <text:p>0.038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48]/([.B48]+[.C48])" office:value-type="float" office:value="0.179245283018868" calcext:value-type="float">
            <text:p>0.1792</text:p>
          </table:table-cell>
          <table:table-cell table:style-name="ce17" table:formula="of:=[.B48]/([.B48]+[.D48])" office:value-type="float" office:value="0.0650684931506849" calcext:value-type="float">
            <text:p>0.0651</text:p>
          </table:table-cell>
          <table:table-cell table:style-name="ce17" table:formula="of:=2*[.E48]*[.F48]/([.E48]+[.F48])" office:value-type="float" office:value="0.0954773869346734" calcext:value-type="float">
            <text:p>0.095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8" calcext:value-type="float">
            <text:p>118</text:p>
          </table:table-cell>
          <table:table-cell table:style-name="ce17" table:formula="of:=[.B49]/([.B49]+[.C49])" office:value-type="float" office:value="0.384615384615385" calcext:value-type="float">
            <text:p>0.3846</text:p>
          </table:table-cell>
          <table:table-cell table:style-name="ce17" table:formula="of:=[.B49]/([.B49]+[.D49])" office:value-type="float" office:value="0.078125" calcext:value-type="float">
            <text:p>0.0781</text:p>
          </table:table-cell>
          <table:table-cell table:style-name="ce17" table:formula="of:=2*[.E49]*[.F49]/([.E49]+[.F49])" office:value-type="float" office:value="0.12987012987013" calcext:value-type="float">
            <text:p>0.129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587" calcext:value-type="float">
            <text:p>587</text:p>
          </table:table-cell>
          <table:table-cell table:style-name="ce17" table:formula="of:=[.B50]/([.B50]+[.C50])" office:value-type="float" office:value="0.401554404145078" calcext:value-type="float">
            <text:p>0.4016</text:p>
          </table:table-cell>
          <table:table-cell table:style-name="ce17" table:formula="of:=[.B50]/([.B50]+[.D50])" office:value-type="float" office:value="0.208894878706199" calcext:value-type="float">
            <text:p>0.2089</text:p>
          </table:table-cell>
          <table:table-cell table:style-name="ce17" table:formula="of:=2*[.E50]*[.F50]/([.E50]+[.F50])" office:value-type="float" office:value="0.274822695035461" calcext:value-type="float">
            <text:p>0.274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58" calcext:value-type="float">
            <text:p>758</text:p>
          </table:table-cell>
          <table:table-cell table:style-name="ce35" office:value-type="float" office:value="1188" calcext:value-type="float">
            <text:p>1188</text:p>
          </table:table-cell>
          <table:table-cell table:style-name="ce35" office:value-type="float" office:value="3630" calcext:value-type="float">
            <text:p>3630</text:p>
          </table:table-cell>
          <table:table-cell table:style-name="ce17" table:formula="of:=[.B51]/([.B51]+[.C51])" office:value-type="float" office:value="0.389516957862282" calcext:value-type="float">
            <text:p>0.3895</text:p>
          </table:table-cell>
          <table:table-cell table:style-name="ce17" table:formula="of:=[.B51]/([.B51]+[.D51])" office:value-type="float" office:value="0.172743846855059" calcext:value-type="float">
            <text:p>0.1727</text:p>
          </table:table-cell>
          <table:table-cell table:style-name="ce17" table:formula="of:=2*[.E51]*[.F51]/([.E51]+[.F51])" office:value-type="float" office:value="0.239343227028734" calcext:value-type="float">
            <text:p>0.23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297" calcext:value-type="float">
            <text:p>1297</text:p>
          </table:table-cell>
          <table:table-cell table:style-name="ce35" office:value-type="float" office:value="308" calcext:value-type="float">
            <text:p>308</text:p>
          </table:table-cell>
          <table:table-cell table:style-name="ce17" table:formula="of:=[.B52]/([.B52]+[.C52])" office:value-type="float" office:value="0.248986682107701" calcext:value-type="float">
            <text:p>0.2490</text:p>
          </table:table-cell>
          <table:table-cell table:style-name="ce17" table:formula="of:=[.B52]/([.B52]+[.D52])" office:value-type="float" office:value="0.582655826558266" calcext:value-type="float">
            <text:p>0.5827</text:p>
          </table:table-cell>
          <table:table-cell table:style-name="ce17" table:formula="of:=2*[.E52]*[.F52]/([.E52]+[.F52])" office:value-type="float" office:value="0.348884381338742" calcext:value-type="float">
            <text:p>0.34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53]/([.B53]+[.C53])" office:value-type="float" office:value="0.09375" calcext:value-type="float">
            <text:p>0.0938</text:p>
          </table:table-cell>
          <table:table-cell table:style-name="ce17" table:formula="of:=[.B53]/([.B53]+[.D53])" office:value-type="float" office:value="0.0821917808219178" calcext:value-type="float">
            <text:p>0.0822</text:p>
          </table:table-cell>
          <table:table-cell table:style-name="ce17" table:formula="of:=2*[.E53]*[.F53]/([.E53]+[.F53])" office:value-type="float" office:value="0.0875912408759124" calcext:value-type="float">
            <text:p>0.0876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916" calcext:value-type="float">
            <text:p>2916</text:p>
          </table:table-cell>
          <table:table-cell table:formula="of:=SUM([.C36:.C53] )" office:value-type="float" office:value="22260" calcext:value-type="float">
            <text:p>22260</text:p>
          </table:table-cell>
          <table:table-cell table:formula="of:=SUM([.D36:.D53] )" office:value-type="float" office:value="11415" calcext:value-type="float">
            <text:p>11415</text:p>
          </table:table-cell>
          <table:table-cell table:style-name="ce17" table:formula="of:=[.B54]/([.B54]+[.C54])" office:value-type="float" office:value="0.11582459485224" calcext:value-type="float">
            <text:p>0.1158</text:p>
          </table:table-cell>
          <table:table-cell table:style-name="ce17" table:formula="of:=[.B54]/([.B54]+[.D54])" office:value-type="float" office:value="0.20347498429977" calcext:value-type="float">
            <text:p>0.2035</text:p>
          </table:table-cell>
          <table:table-cell table:style-name="ce17" table:formula="of:=AVERAGE([.G36:.G53])" office:value-type="float" office:value="0.1637931696007" calcext:value-type="float">
            <text:p>0.1638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36:.E53])" office:value-type="float" office:value="0.177441320082482" calcext:value-type="float">
            <text:p>0.1774</text:p>
          </table:table-cell>
          <table:table-cell table:style-name="ce17" table:formula="of:=AVERAGE([.F24:.F53])" office:value-type="float" office:value="0.397229995197622" calcext:value-type="float">
            <text:p>0.3972</text:p>
          </table:table-cell>
          <table:table-cell table:style-name="ce17" table:formula="of:=2*[.E54]*[.F54]/([.E54]+[.F54])" office:value-type="float" office:value="0.147619409218619" calcext:value-type="float">
            <text:p>0.147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36:.G53])" office:value-type="float" office:value="0.0182573143861083" calcext:value-type="float">
            <text:p>0.0183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58]/([.B58]+[.C58])" office:value-type="float" office:value="0.107142857142857" calcext:value-type="float">
            <text:p>0.1071</text:p>
          </table:table-cell>
          <table:table-cell table:style-name="ce17" table:formula="of:=[.B58]/([.B58]+[.D58])" office:value-type="float" office:value="1" calcext:value-type="float">
            <text:p>1.0000</text:p>
          </table:table-cell>
          <table:table-cell table:style-name="ce17" table:formula="of:=2*[.E58]*[.F58]/([.E58]+[.F58])" office:value-type="float" office:value="0.193548387096774" calcext:value-type="float">
            <text:p>0.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59]/([.B59]+[.C59])" office:value-type="float" office:value="0.211920529801325" calcext:value-type="float">
            <text:p>0.2119</text:p>
          </table:table-cell>
          <table:table-cell table:style-name="ce17" table:formula="of:=[.B59]/([.B59]+[.D59])" office:value-type="float" office:value="0.820512820512821" calcext:value-type="float">
            <text:p>0.8205</text:p>
          </table:table-cell>
          <table:table-cell table:style-name="ce17" table:formula="of:=2*[.E59]*[.F59]/([.E59]+[.F59])" office:value-type="float" office:value="0.336842105263158" calcext:value-type="float">
            <text:p>0.33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0]/([.B60]+[.C60])" office:value-type="float" office:value="0.25" calcext:value-type="float">
            <text:p>0.2500</text:p>
          </table:table-cell>
          <table:table-cell table:style-name="ce17" table:formula="of:=[.B60]/([.B60]+[.D60])" office:value-type="float" office:value="1" calcext:value-type="float">
            <text:p>1.0000</text:p>
          </table:table-cell>
          <table:table-cell table:style-name="ce17" table:formula="of:=2*[.E60]*[.F60]/([.E60]+[.F60])" office:value-type="float" office:value="0.4" calcext:value-type="float">
            <text:p>0.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111" calcext:value-type="float">
            <text:p>111</text:p>
          </table:table-cell>
          <table:table-cell table:style-name="ce17" table:formula="of:=[.B61]/([.B61]+[.C61])" office:value-type="float" office:value="0.135857461024499" calcext:value-type="float">
            <text:p>0.1359</text:p>
          </table:table-cell>
          <table:table-cell table:style-name="ce17" table:formula="of:=[.B61]/([.B61]+[.D61])" office:value-type="float" office:value="0.354651162790698" calcext:value-type="float">
            <text:p>0.3547</text:p>
          </table:table-cell>
          <table:table-cell table:style-name="ce17" table:formula="of:=2*[.E61]*[.F61]/([.E61]+[.F61])" office:value-type="float" office:value="0.19645732689211" calcext:value-type="float">
            <text:p>0.19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2]/([.B62]+[.C62])" office:value-type="float" office:value="0.111111111111111" calcext:value-type="float">
            <text:p>0.1111</text:p>
          </table:table-cell>
          <table:table-cell table:style-name="ce17" table:formula="of:=[.B62]/([.B62]+[.D62])" office:value-type="float" office:value="1" calcext:value-type="float">
            <text:p>1.0000</text:p>
          </table:table-cell>
          <table:table-cell table:style-name="ce17" table:formula="of:=2*[.E62]*[.F62]/([.E62]+[.F62])" office:value-type="float" office:value="0.2" calcext:value-type="float">
            <text:p>0.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525" calcext:value-type="float">
            <text:p>525</text:p>
          </table:table-cell>
          <table:table-cell table:style-name="ce17" table:formula="of:=[.B63]/([.B63]+[.C63])" office:value-type="float" office:value="0.395209580838323" calcext:value-type="float">
            <text:p>0.3952</text:p>
          </table:table-cell>
          <table:table-cell table:style-name="ce17" table:formula="of:=[.B63]/([.B63]+[.D63])" office:value-type="float" office:value="0.111675126903553" calcext:value-type="float">
            <text:p>0.1117</text:p>
          </table:table-cell>
          <table:table-cell table:style-name="ce17" table:formula="of:=2*[.E63]*[.F63]/([.E63]+[.F63])" office:value-type="float" office:value="0.174142480211082" calcext:value-type="float">
            <text:p>0.17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64]/([.B64]+[.C64])" office:value-type="float" office:value="0.304347826086957" calcext:value-type="float">
            <text:p>0.3043</text:p>
          </table:table-cell>
          <table:table-cell table:style-name="ce17" table:formula="of:=[.B64]/([.B64]+[.D64])" office:value-type="float" office:value="0.724137931034483" calcext:value-type="float">
            <text:p>0.7241</text:p>
          </table:table-cell>
          <table:table-cell table:style-name="ce17" table:formula="of:=2*[.E64]*[.F64]/([.E64]+[.F64])" office:value-type="float" office:value="0.428571428571429" calcext:value-type="float">
            <text:p>0.42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65]/([.B65]+[.C65])" office:value-type="float" office:value="0.446153846153846" calcext:value-type="float">
            <text:p>0.4462</text:p>
          </table:table-cell>
          <table:table-cell table:style-name="ce17" table:formula="of:=[.B65]/([.B65]+[.D65])" office:value-type="float" office:value="0.690476190476191" calcext:value-type="float">
            <text:p>0.6905</text:p>
          </table:table-cell>
          <table:table-cell table:style-name="ce17" table:formula="of:=2*[.E65]*[.F65]/([.E65]+[.F65])" office:value-type="float" office:value="0.542056074766355" calcext:value-type="float">
            <text:p>0.542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6]/([.B66]+[.C66])" office:value-type="float" office:value="0.21969696969697" calcext:value-type="float">
            <text:p>0.2197</text:p>
          </table:table-cell>
          <table:table-cell table:style-name="ce17" table:formula="of:=[.B66]/([.B66]+[.D66])" office:value-type="float" office:value="1" calcext:value-type="float">
            <text:p>1.0000</text:p>
          </table:table-cell>
          <table:table-cell table:style-name="ce17" table:formula="of:=2*[.E66]*[.F66]/([.E66]+[.F66])" office:value-type="float" office:value="0.360248447204969" calcext:value-type="float">
            <text:p>0.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6" calcext:value-type="float">
            <text:p>16</text:p>
          </table:table-cell>
          <table:table-cell table:style-name="ce17" table:formula="of:=[.B67]/([.B67]+[.C67])" office:value-type="float" office:value="0.104166666666667" calcext:value-type="float">
            <text:p>0.1042</text:p>
          </table:table-cell>
          <table:table-cell table:style-name="ce17" table:formula="of:=[.B67]/([.B67]+[.D67])" office:value-type="float" office:value="0.555555555555556" calcext:value-type="float">
            <text:p>0.5556</text:p>
          </table:table-cell>
          <table:table-cell table:style-name="ce17" table:formula="of:=2*[.E67]*[.F67]/([.E67]+[.F67])" office:value-type="float" office:value="0.175438596491228" calcext:value-type="float">
            <text:p>0.17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68]/([.B68]+[.C68])" office:value-type="float" office:value="0.324742268041237" calcext:value-type="float">
            <text:p>0.3247</text:p>
          </table:table-cell>
          <table:table-cell table:style-name="ce17" table:formula="of:=[.B68]/([.B68]+[.D68])" office:value-type="float" office:value="0.818181818181818" calcext:value-type="float">
            <text:p>0.8182</text:p>
          </table:table-cell>
          <table:table-cell table:style-name="ce17" table:formula="of:=2*[.E68]*[.F68]/([.E68]+[.F68])" office:value-type="float" office:value="0.464944649446494" calcext:value-type="float">
            <text:p>0.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17" table:formula="of:=[.B69]/([.B69]+[.C69])" office:value-type="float" office:value="0.205882352941176" calcext:value-type="float">
            <text:p>0.2059</text:p>
          </table:table-cell>
          <table:table-cell table:style-name="ce17" table:formula="of:=[.B69]/([.B69]+[.D69])" office:value-type="float" office:value="0.875" calcext:value-type="float">
            <text:p>0.8750</text:p>
          </table:table-cell>
          <table:table-cell table:style-name="ce17" table:formula="of:=2*[.E69]*[.F69]/([.E69]+[.F69])" office:value-type="float" office:value="0.333333333333333" calcext:value-type="float">
            <text:p>0.3333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371" calcext:value-type="float">
            <text:p>371</text:p>
          </table:table-cell>
          <table:table-cell table:style-name="ce9" table:formula="of:=SUM([.C58:.C69])" office:value-type="float" office:value="1336" calcext:value-type="float">
            <text:p>1336</text:p>
          </table:table-cell>
          <table:table-cell table:style-name="ce9" table:formula="of:=SUM([.D58:.D69])" office:value-type="float" office:value="695" calcext:value-type="float">
            <text:p>695</text:p>
          </table:table-cell>
          <table:table-cell table:style-name="ce18" table:formula="of:=[.B70]/([.B70]+[.C70])" office:value-type="float" office:value="0.217340363210311" calcext:value-type="float">
            <text:p>0.2173</text:p>
          </table:table-cell>
          <table:table-cell table:style-name="ce18" table:formula="of:=[.B70]/([.B70]+[.D70])" office:value-type="float" office:value="0.348030018761726" calcext:value-type="float">
            <text:p>0.3480</text:p>
          </table:table-cell>
          <table:table-cell table:style-name="ce18" table:formula="of:=AVERAGE([.G58:.G69])" office:value-type="float" office:value="0.317131902439744" calcext:value-type="float">
            <text:p>0.317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58:.E69])" office:value-type="float" office:value="0.234685955792081" calcext:value-type="float">
            <text:p>0.2347</text:p>
          </table:table-cell>
          <table:table-cell table:style-name="ce17" table:formula="of:=AVERAGE([.F40:.F69])" office:value-type="float" office:value="0.52579595638997" calcext:value-type="float">
            <text:p>0.5258</text:p>
          </table:table-cell>
          <table:table-cell table:style-name="ce17" table:formula="of:=2*[.E70]*[.F70]/([.E70]+[.F70])" office:value-type="float" office:value="0.267580238009376" calcext:value-type="float">
            <text:p>0.267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58:.G69])" office:value-type="float" office:value="0.0162103167982021" calcext:value-type="float">
            <text:p>0.0162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1:49:39.4420519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21T11:57:31.627475331</dc:date>
    <meta:editing-duration>PT19H51M42S</meta:editing-duration>
    <meta:editing-cycles>113</meta:editing-cycles>
    <meta:generator>LibreOffice/24.2.7.2$Linux_X86_64 LibreOffice_project/420$Build-2</meta:generator>
    <meta:document-statistic meta:table-count="2" meta:cell-count="936" meta:object-count="0"/>
  </office:meta>
</office:document-meta>
</file>